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co1" style:family="table-column">
      <style:table-column-properties style:column-width="4.635cm" style:use-optimal-column-width="false"/>
    </style:style>
    <style:style style:name="co2" style:family="table-column">
      <style:table-column-properties style:column-width="10.813cm" style:use-optimal-column-width="false"/>
    </style:style>
    <style:style style:name="co3" style:family="table-column">
      <style:table-column-properties style:column-width="10.492cm" style:use-optimal-column-width="false"/>
    </style:style>
    <style:style style:name="ro1" style:family="table-row">
      <style:table-row-properties style:row-height="1.564cm"/>
    </style:style>
    <style:style style:name="ro2" style:family="table-row">
      <style:table-row-properties style:row-height="1.628cm"/>
    </style:style>
    <style:style style:name="ro3" style:family="table-row">
      <style:table-row-properties style:row-height="1.093cm"/>
    </style:style>
    <style:style style:name="ro4" style:family="table-row">
      <style:table-row-properties style:row-height="1.1cm"/>
    </style:style>
    <style:style style:name="ce1" style:family="table-cell">
      <style:graphic-properties draw:fill="solid" draw:fill-color="#666699" style:repeat="repeat" fo:padding-top="0.1cm" fo:padding-bottom="0.1cm" fo:padding-left="0.1cm" fo:padding-right="0.1cm"/>
      <style:paragraph-properties fo:line-height="100%" fo:text-align="center" fo:border-left="0.02cm solid #808080" fo:border-right="none" fo:border-top="0.05cm solid #808080" fo:border-bottom="none"/>
      <style:text-properties fo:color="#ffffff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="solid" draw:fill-color="#666699" style:repeat="repeat" fo:padding-top="0.1cm" fo:padding-bottom="0.1cm" fo:padding-left="0.1cm" fo:padding-right="0.1cm"/>
      <style:paragraph-properties fo:line-height="100%" fo:text-align="center" fo:border-left="none" fo:border-right="none" fo:border-top="0.05cm solid #808080" fo:border-bottom="none"/>
      <style:text-properties fo:color="#ffffff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="solid" draw:fill-color="#666699" style:repeat="repeat" fo:padding-top="0.1cm" fo:padding-bottom="0.1cm" fo:padding-left="0.1cm" fo:padding-right="0.1cm"/>
      <style:paragraph-properties fo:line-height="100%" fo:text-align="center" fo:border-left="none" fo:border-right="0.02cm solid #808080" fo:border-top="0.05cm solid #808080" fo:border-bottom="none"/>
      <style:text-properties fo:color="#ffffff"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0.02cm solid #808080" fo:border-right="0.02cm solid #808080" fo:border-top="0.02cm solid #808080" fo:border-bottom="none"/>
      <style:text-properties fo:color="#000000" fo:font-family="文泉驿微米黑" style:font-pitch="variable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7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0.02cm solid #808080" fo:border-right="0.02cm solid #808080" fo:border-top="0.02cm solid #808080" fo:border-bottom="none"/>
      <style:text-properties fo:font-family="文泉驿微米黑" style:font-pitch="variable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none"/>
      <style:text-properties fo:color="#000000" fo:font-family="文泉驿微米黑" style:font-pitch="variable" fo:font-size="16pt" style:font-size-asian="16pt" style:font-size-complex="16pt"/>
    </style:style>
    <style:style style:name="ce13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0.02cm solid #808080" fo:border-right="0.02cm solid #808080" fo:border-top="0.02cm solid #808080" fo:border-bottom="0.05cm solid #808080"/>
      <style:text-properties fo:font-family="文泉驿微米黑" style:font-pitch="variable" fo:font-size="18pt" fo:font-style="italic" fo:text-shadow="none" fo:font-weight="normal" style:font-size-asian="18pt" style:font-style-asian="italic" style:font-weight-asian="normal" style:font-size-complex="16pt" style:font-style-complex="italic" style:font-weight-complex="normal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0.05cm solid #808080"/>
      <style:text-properties fo:color="#000000" fo:font-family="文泉驿微米黑" style:font-pitch="variable" fo:font-size="16pt" style:font-size-asian="16pt" style:font-size-complex="16pt"/>
    </style:style>
    <style:style style:name="ce15" style:family="table-cell">
      <style:graphic-properties draw:fill="none" style:repeat="repeat" fo:padding-top="0.1cm" fo:padding-bottom="0.1cm" fo:padding-left="0.1cm" fo:padding-right="0.1cm"/>
      <style:paragraph-properties fo:border-left="0.02cm solid #808080" fo:border-right="0.02cm solid #808080" fo:border-top="0.02cm solid #808080" fo:border-bottom="0.05cm solid #808080"/>
      <style:text-properties fo:color="#000000" fo:font-family="文泉驿微米黑" style:font-pitch="variable" fo:font-size="16pt" style:font-size-asian="16pt" style:font-size-complex="16pt"/>
    </style:style>
    <style:style style:name="P1" style:family="paragraph">
      <style:paragraph-properties fo:line-height="100%"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color="#000000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P3" style:family="paragraph">
      <style:text-properties fo:color="#000000" fo:font-size="16pt" style:font-size-asian="16pt" style:font-size-complex="16pt"/>
    </style:style>
    <style:style style:name="P4" style:family="paragraph">
      <style:paragraph-properties fo:text-align="center"/>
      <style:text-properties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color="#000000" fo:font-family="文泉驿微米黑" style:font-pitch="variable" fo:font-size="16pt" style:font-size-asian="16pt" style:font-size-complex="16pt"/>
    </style:style>
    <style:style style:name="P6" style:family="paragraph">
      <style:paragraph-properties fo:text-align="center"/>
      <style:text-properties fo:font-family="文泉驿微米黑" style:font-pitch="variable" fo:font-size="18pt" fo:font-style="italic" fo:text-shadow="none" fo:font-weight="normal" style:font-size-asian="18pt" style:font-style-asian="italic" style:font-weight-asian="normal" style:font-size-complex="16pt" style:font-style-complex="italic" style:font-weight-complex="normal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文泉驿微米黑" style:font-pitch="variable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family="文泉驿微米黑" style:font-pitch="variable" fo:font-size="16pt" style:font-size-asian="16pt" style:font-size-complex="16pt"/>
    </style:style>
    <style:style style:name="T4" style:family="text">
      <style:text-properties fo:font-family="文泉驿微米黑" style:font-pitch="variable"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standard" draw:layer="layout" svg:width="25.939cm" svg:height="13.131cm" svg:x="1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模块</text:span></text:p>
              </table:table-cell>
              <table:table-cell table:style-name="ce2">
                <text:p text:style-name="P1"><text:span text:style-name="T1">功能说明</text:span></text:p>
              </table:table-cell>
              <table:table-cell table:style-name="ce3">
                <text:p text:style-name="P1"><text:span text:style-name="T1">API</text:span></text:p>
              </table:table-cell>
            </table:table-row>
            <table:table-row table:style-name="ro2">
              <table:table-cell table:style-name="ce4">
                <text:p text:style-name="P2"><text:span text:style-name="T2">用户注册</text:span></text:p>
              </table:table-cell>
              <table:table-cell table:style-name="ce5">
                <text:p text:style-name="P3"><text:span text:style-name="T3">提供用户在线注册功能，注册信息可随时调整。</text:span></text:p>
              </table:table-cell>
              <table:table-cell table:style-name="ce6">
                <text:list text:style-name="L2">
                  <text:list-item>
                    <text:p text:style-name="P3"><text:span text:style-name="T3"><text:s/></text:span><text:span text:style-name="T3">页面访问</text:span></text:p>
                  </text:list-item>
                  <text:list-item>
                    <text:p text:style-name="P3"><text:span text:style-name="T3"><text:s text:c="2"/></text:span><text:span text:style-name="T3">json</text:span><text:span text:style-name="T3">调用接口，写入注册用户信息库</text:span></text:p>
                  </text:list-item>
                </text:list>
              </table:table-cell>
            </table:table-row>
            <table:table-row table:style-name="ro3">
              <table:table-cell table:style-name="ce7">
                <text:p text:style-name="P4"><text:span text:style-name="T4">用户管理</text:span></text:p>
              </table:table-cell>
              <table:table-cell table:style-name="ce5">
                <text:p text:style-name="P5"><text:span text:style-name="T5">已注册用户信息管理</text:span></text:p>
              </table:table-cell>
              <table:table-cell table:style-name="ce8">
                <text:list text:continue-numbering="true" text:style-name="L2">
                  <text:list-item>
                    <text:p text:style-name="P3"><text:span text:style-name="T3"><text:s/></text:span><text:span text:style-name="T3">页面访问</text:span></text:p>
                  </text:list-item>
                  <text:list-item>
                    <text:p text:style-name="P3"><text:span text:style-name="T3"><text:s text:c="2"/></text:span><text:span text:style-name="T3">json</text:span><text:span text:style-name="T3">调用接口，提供已注册用户信息库访问</text:span></text:p>
                  </text:list-item>
                </text:list>
              </table:table-cell>
            </table:table-row>
            <table:table-row table:style-name="ro3">
              <table:table-cell table:style-name="ce7">
                <text:p text:style-name="P4"><text:span text:style-name="T4">文档管理</text:span></text:p>
              </table:table-cell>
              <table:table-cell table:style-name="ce9">
                <text:list text:style-name="L3">
                  <text:list-item>
                    <text:p text:style-name="P5"><text:span text:style-name="T5"><text:s/></text:span><text:span text:style-name="T5">在线提交文档</text:span></text:p>
                  </text:list-item>
                  <text:list-item>
                    <text:p text:style-name="P5"><text:span text:style-name="T5"><text:s/></text:span><text:span text:style-name="T5">搜索、查询文档</text:span></text:p>
                  </text:list-item>
                  <text:list-item>
                    <text:p text:style-name="P5"><text:span text:style-name="T5"><text:s/></text:span><text:span text:style-name="T5">备份</text:span></text:p>
                  </text:list-item>
                </text:list>
              </table:table-cell>
              <table:table-cell table:style-name="ce10">
                <text:list text:style-name="L2">
                  <text:list-item>
                    <text:p text:style-name="P3"><text:span text:style-name="T3"><text:s/></text:span><text:span text:style-name="T3">页面访问</text:span></text:p>
                  </text:list-item>
                  <text:list-item>
                    <text:p text:style-name="P3"><text:span text:style-name="T3"><text:s text:c="2"/></text:span><text:span text:style-name="T3">json</text:span><text:span text:style-name="T3">调用接口，提供文档信息库访问</text:span></text:p>
                  </text:list-item>
                </text:list>
              </table:table-cell>
            </table:table-row>
            <table:table-row table:style-name="ro3">
              <table:table-cell table:style-name="ce7">
                <text:p text:style-name="P4"><text:span text:style-name="T4">在线用户管理</text:span></text:p>
              </table:table-cell>
              <table:table-cell table:style-name="ce11">
                <text:list text:style-name="L3">
                  <text:list-item>
                    <text:p text:style-name="P5"><text:span text:style-name="T5"><text:s/></text:span><text:span text:style-name="T5">当前在线用户列表</text:span></text:p>
                  </text:list-item>
                  <text:list-item>
                    <text:p text:style-name="P5"><text:span text:style-name="T5"><text:s/></text:span><text:span text:style-name="T5">用户页面浏览路线图</text:span></text:p>
                  </text:list-item>
                  <text:list-item>
                    <text:p text:style-name="P5"><text:span text:style-name="T5"><text:s/></text:span><text:span text:style-name="T5">即时通讯工具</text:span></text:p>
                  </text:list-item>
                </text:list>
              </table:table-cell>
              <table:table-cell table:style-name="ce12">
                <text:list text:style-name="L2">
                  <text:list-item>
                    <text:p text:style-name="P5"><text:span text:style-name="T5"><text:s/></text:span><text:span text:style-name="T5">页面访问</text:span></text:p>
                  </text:list-item>
                  <text:list-item>
                    <text:p text:style-name="P5"><text:span text:style-name="T5"><text:s text:c="2"/></text:span><text:span text:style-name="T5">json</text:span><text:span text:style-name="T5">调用接口</text:span></text:p>
                  </text:list-item>
                </text:list>
              </table:table-cell>
            </table:table-row>
            <table:table-row table:style-name="ro4">
              <table:table-cell table:style-name="ce13">
                <text:p text:style-name="P6">事务追踪处理</text:p>
              </table:table-cell>
              <table:table-cell table:style-name="ce14">
                <text:list text:style-name="L3">
                  <text:list-item>
                    <text:p text:style-name="P5"><text:s/>事务处理业务流</text:p>
                  </text:list-item>
                  <text:list-item>
                    <text:p text:style-name="P5"><text:s/>自定义事务分发处理</text:p>
                  </text:list-item>
                  <text:list-item>
                    <text:p text:style-name="P5"><text:s/>相关文档按事务分类存储，可以模糊搜索、查询</text:p>
                  </text:list-item>
                  <text:list-item>
                    <text:p text:style-name="P5"><text:s/>完善的日志记录，记录所有参与者活动</text:p>
                  </text:list-item>
                </text:list>
              </table:table-cell>
              <table:table-cell table:style-name="ce15">
                <text:list text:style-name="L2">
                  <text:list-item>
                    <text:p text:style-name="P5"><text:span text:style-name="T5"><text:s/></text:span><text:span text:style-name="T5">页面访问</text:span></text:p>
                  </text:list-item>
                  <text:list-item>
                    <text:p text:style-name="P5"><text:span text:style-name="T5"><text:s text:c="2"/></text:span><text:span text:style-name="T5">json</text:span><text:span text:style-name="T5">调用接口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oader ZHONG</meta:initial-creator>
    <meta:creation-date>2010-07-17T11:00:25</meta:creation-date>
    <dc:date>2010-07-17T17:23:39</dc:date>
    <dc:creator>Broader ZHONG</dc:creator>
    <meta:editing-duration>PT02H36M48S</meta:editing-duration>
    <meta:editing-cycles>35</meta:editing-cycles>
    <meta:generator>OpenOffice.org/3.2$Linux OpenOffice.org_project/320m12$Build-9483</meta:generator>
    <meta:document-statistic meta:object-count="1"/>
  </office:meta>
</office:document-meta>
</file>